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36A0000036900000369BC9953444F916291.svg" manifest:media-type="image/svg+xml"/>
  <manifest:file-entry manifest:full-path="Pictures/100000010000000B0000000B5422D3F5DCE21F30.gif" manifest:media-type="image/gif"/>
  <manifest:file-entry manifest:full-path="Pictures/100000FE0000036900000369F227B11B8E0377E0.svg" manifest:media-type="image/svg+xml"/>
  <manifest:file-entry manifest:full-path="Pictures/100000010000002000000020EB1909417FFC15B5.png" manifest:media-type="image/png"/>
  <manifest:file-entry manifest:full-path="Pictures/100000010000015300000153875B1A91488BD820.png" manifest:media-type="image/png"/>
  <manifest:file-entry manifest:full-path="Pictures/1000000100000250000001F10D84F5498B94BF47.png" manifest:media-type="image/png"/>
  <manifest:file-entry manifest:full-path="Pictures/10000001000001A3000000ADB07AC6D0A670DDEC.png" manifest:media-type="image/png"/>
  <manifest:file-entry manifest:full-path="layout-cache" manifest:media-type="application/binary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Figure">
      <style:text-properties officeooo:paragraph-rsid="00051658"/>
    </style:style>
    <style:style style:name="P2" style:family="paragraph" style:parent-style-name="Text_20_Note">
      <style:text-properties officeooo:paragraph-rsid="00051658"/>
    </style:style>
    <style:style style:name="P3" style:family="paragraph" style:parent-style-name="Text_20_body">
      <style:text-properties officeooo:paragraph-rsid="00051658"/>
    </style:style>
    <style:style style:name="P4" style:family="paragraph" style:parent-style-name="Heading_20_2">
      <style:text-properties officeooo:paragraph-rsid="00051658"/>
    </style:style>
    <style:style style:name="P5" style:family="paragraph" style:parent-style-name="Heading_20_2">
      <style:text-properties fo:color="#18a303" loext:opacity="100%" style:font-name="Liberation Sans1" fo:font-size="14pt" fo:font-style="normal" fo:font-weight="bold" officeooo:rsid="00b354a9" officeooo:paragraph-rsid="00051658" style:font-name-asian="Noto Sans Mono CJK JP" style:font-size-asian="10.5pt" style:font-style-asian="italic" style:font-weight-asian="normal" style:font-name-complex="Noto Sans" style:font-size-complex="14pt" style:font-style-complex="italic" style:font-weight-complex="normal"/>
    </style:style>
    <style:style style:name="P6" style:family="paragraph" style:parent-style-name="Heading_20_Note">
      <style:text-properties officeooo:rsid="00b52ae9" officeooo:paragraph-rsid="00051658"/>
    </style:style>
    <style:style style:name="P7" style:family="paragraph" style:parent-style-name="Heading_20_Tip">
      <style:text-properties officeooo:rsid="00a67012" officeooo:paragraph-rsid="00051658"/>
    </style:style>
    <style:style style:name="P8" style:family="paragraph" style:parent-style-name="List_20_2">
      <style:text-properties officeooo:paragraph-rsid="00051658"/>
    </style:style>
    <style:style style:name="P9" style:family="paragraph" style:parent-style-name="List_20_2" style:master-page-name="">
      <style:paragraph-properties style:page-number="auto" fo:keep-with-next="always"/>
      <style:text-properties officeooo:paragraph-rsid="00051658"/>
    </style:style>
    <style:style style:name="P10" style:family="paragraph" style:parent-style-name="List_20_2" style:list-style-name="List_20_2">
      <style:text-properties officeooo:paragraph-rsid="00051658"/>
    </style:style>
    <style:style style:name="P11" style:family="paragraph" style:parent-style-name="Numbering_20_1" style:master-page-name="">
      <style:paragraph-properties style:page-number="auto" fo:keep-with-next="always"/>
      <style:text-properties officeooo:paragraph-rsid="00051658"/>
    </style:style>
    <style:style style:name="P12" style:family="paragraph" style:parent-style-name="Numbering_20_1">
      <style:text-properties officeooo:paragraph-rsid="00051658"/>
    </style:style>
    <style:style style:name="T1" style:family="text">
      <style:text-properties style:font-name="Liberation Sans" fo:font-size="11pt" officeooo:rsid="00a9ab84" style:font-size-asian="10.5pt" style:font-weight-asian="normal" style:font-weight-complex="normal"/>
    </style:style>
    <style:style style:name="T2" style:family="text">
      <style:text-properties style:font-name="Liberation Sans" fo:font-size="11pt" officeooo:rsid="00a67012" style:font-size-asian="10.5pt" style:font-weight-asian="normal" style:font-weight-complex="normal"/>
    </style:style>
    <style:style style:name="T3" style:family="text">
      <style:text-properties style:font-name="Liberation Sans" fo:font-size="11pt" officeooo:rsid="00ca7faa" style:font-size-asian="10.5pt"/>
    </style:style>
    <style:style style:name="T4" style:family="text">
      <style:text-properties style:font-name="Liberation Sans" fo:font-size="11pt" officeooo:rsid="00a2f72f" style:font-size-asian="10.5pt"/>
    </style:style>
    <style:style style:name="T5" style:family="text">
      <style:text-properties style:font-name="Liberation Sans" fo:font-size="11pt" officeooo:rsid="00a12f5b" style:font-size-asian="10.5pt"/>
    </style:style>
    <style:style style:name="T6" style:family="text">
      <style:text-properties style:font-name="Liberation Sans" fo:font-size="11pt" officeooo:rsid="00a5df54" style:font-size-asian="10.5pt"/>
    </style:style>
    <style:style style:name="T7" style:family="text">
      <style:text-properties style:font-name="Liberation Sans" fo:font-size="11pt" officeooo:rsid="00a45d23" style:font-size-asian="10.5pt"/>
    </style:style>
    <style:style style:name="T8" style:family="text">
      <style:text-properties style:font-name="Liberation Sans" fo:font-size="11pt" officeooo:rsid="00cb1a08" style:font-size-asian="10.5pt"/>
    </style:style>
    <style:style style:name="T9" style:family="text">
      <style:text-properties style:font-name="Liberation Sans" fo:font-size="11pt" officeooo:rsid="00a75beb" style:font-size-asian="10.5pt"/>
    </style:style>
    <style:style style:name="T10" style:family="text">
      <style:text-properties style:font-name="Liberation Sans" fo:font-size="11pt" officeooo:rsid="00e3e35c" style:font-size-asian="10.5pt"/>
    </style:style>
    <style:style style:name="T11" style:family="text">
      <style:text-properties officeooo:rsid="00a9ab84"/>
    </style:style>
    <style:style style:name="T12" style:family="text">
      <style:text-properties officeooo:rsid="009f9ec8"/>
    </style:style>
    <style:style style:name="T13" style:family="text">
      <style:text-properties officeooo:rsid="00a45d23"/>
    </style:style>
    <style:style style:name="T14" style:family="text">
      <style:text-properties officeooo:rsid="00a67012"/>
    </style:style>
    <style:style style:name="T15" style:family="text">
      <style:text-properties officeooo:rsid="00a9017f"/>
    </style:style>
    <style:style style:name="T16" style:family="text">
      <style:text-properties fo:color="#18a303" loext:opacity="100%" style:font-name="Liberation Sans1" fo:font-size="14pt" fo:font-style="normal" fo:font-weight="bold" officeooo:rsid="00b354a9" style:font-name-asian="Noto Sans Mono CJK JP" style:font-size-asian="10.5pt" style:font-style-asian="italic" style:font-weight-asian="normal" style:font-name-complex="Noto Sans" style:font-size-complex="14pt" style:font-style-complex="italic" style:font-weight-complex="normal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run-through="foreground" style:wrap="none" style:vertical-pos="from-top" style:vertical-rel="paragraph-content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-start text:name="__RefHeading___Toc54656_2432411021"/><text:span text:style-name="T16">Circles</text:span><text:bookmark-end text:name="__RefHeading___Toc54656_2432411021"/></text:h>
      <text:list xml:id="list1381859889" text:style-name="Numbering_20_1">
        <text:list-item text:start-value="1">
          <text:p text:style-name="P11">Use one of the following <text:span text:style-name="T8">methods</text:span> to start drawing a circle:</text:p>
        </text:list-item>
      </text:list>
      <text:list xml:id="list1667566087" text:style-name="List_20_2">
        <text:list-item>
          <text:p text:style-name="P9">Click on <text:span text:style-name="Strong_20_Emphasis">Ellipse</text:span> on the Drawing toolbar, then hold down the <text:span text:style-name="Keystroke">Shift</text:span> key while dragging the cursor to draw a <text:span text:style-name="T7">circle.</text:span></text:p>
        </text:list-item>
        <text:list-item>
          <text:p text:style-name="P8">Click the small downward triangle ▼ on the right of the <text:span text:style-name="Strong_20_Emphasis">Basic Shapes</text:span> tool on the Drawing toolbar and select <text:span text:style-name="Strong_20_Emphasis">Circle</text:span> from the <text:span text:style-name="T13">Basic Shapes </text:span>sub-toolbar (Figure <text:sequence-ref text:reference-format="value" text:ref-name="ref0">Error: Reference source not found</text:sequence-ref>).</text:p>
        </text:list-item>
        <text:list-item>
          <text:p text:style-name="P8">Click on <text:span text:style-name="Strong_20_Emphasis">Circle</text:span> in the <text:span text:style-name="Emphasis">Basic Shapes</text:span> section of the Shapes deck on the Sidebar.</text:p>
        </text:list-item>
        <text:list-item>
          <text:p text:style-name="P10">Select the type of <text:span text:style-name="T6">circle</text:span> from the Legacy <text:span text:style-name="T6">Circles and Ovals</text:span> toolbar. To display the toolbar, go to <text:span text:style-name="Strong_20_Emphasis">View &gt; Toolbars</text:span> on the Menu bar and select it.</text:p>
        </text:list-item>
      </text:list>
      <text:list xml:id="list171536741737498" text:continue-list="list1381859889" text:style-name="Numbering_20_1">
        <text:list-item>
          <text:p text:style-name="P12">Place the cursor at the starting point for the <text:span text:style-name="T7">circle</text:span>, then click and drag the cursor until the required size is drawn. As the <text:span text:style-name="T7">circle</text:span> is drawn, the <text:span text:style-name="T7">circle</text:span> appears with its bottom right corner attached to the cursor.</text:p>
        </text:list-item>
        <text:list-item>
          <text:p text:style-name="P12">To draw a circle from its center, position the cursor on the drawing, press the mouse button and then hold down the <text:span text:style-name="Emphasis">Alt</text:span> key while dragging with the cursor. The circle uses the start point as <text:span text:style-name="T7">the</text:span> center <text:span text:style-name="T13">of the circle</text:span>.</text:p>
        </text:list-item>
      </text:list>
      <text:list xml:id="list1043602505" text:style-name="Heading_20_Tip">
        <text:list-item>
          <text:p text:style-name="P7">Tip</text:p>
        </text:list-item>
      </text:list>
      <text:p text:style-name="P2">To quickly insert a line, rectangle, ellipse, or <text:span text:style-name="T2">circle</text:span>, press and hold down the <text:span text:style-name="Keystroke">Ctrl</text:span> key and then click on one of the icons for Line, Rectangle, Ellipse, or <text:span text:style-name="T2">Circle</text:span> and a standard sized object is drawn automatically in the work area. The size, shape, and color are all standard values. These attributes can be changed later, if desired. <text:span text:style-name="T2">F</text:span>or more information, <text:span text:style-name="T14">see the </text:span><text:span text:style-name="Emphasis"><text:span text:style-name="T14">Draw Guide</text:span></text:span><text:span text:style-name="T14">.</text:span></text:p>
      <text:h text:style-name="P4" text:outline-level="3"><text:bookmark-start text:name="__RefHeading___Toc6894_3191708933"/>Dimension lines<text:bookmark-end text:name="__RefHeading___Toc6894_3191708933"/></text:h>
      <text:p text:style-name="P3">Dimension lines display a measurement of an object in the drawing (Figure <text:sequence-ref text:reference-format="value" text:ref-name="refFigure1">1</text:sequence-ref>). The dimension line does not belong to the object itself, but it is <text:span text:style-name="T9">normally</text:span> placed close to it.</text:p>
      <text:list xml:id="list171537213239403" text:continue-list="list171536741737498" text:style-name="Numbering_20_1">
        <text:list-item text:start-value="1">
          <text:p text:style-name="P12">Use one of the following <text:span text:style-name="T8">methods</text:span> to start drawing a dimension line:</text:p>
        </text:list-item>
      </text:list>
      <text:list xml:id="list171536528123687" text:continue-list="list1667566087" text:style-name="List_20_2">
        <text:list-item>
          <text:p text:style-name="P10">Click the small downward triangle ▼ on the right of the <text:span text:style-name="Strong_20_Emphasis">Lines and Arrows</text:span> tool on the Drawing toolbar and select <text:span text:style-name="Strong_20_Emphasis">Dimension Line</text:span> from the <text:span text:style-name="T15">Lines and Arrows </text:span>sub-toolbar that opens.</text:p>
        </text:list-item>
        <text:list-item>
          <text:p text:style-name="P10">Click on <text:span text:style-name="Strong_20_Emphasis">Dimension Line</text:span> in the <text:span text:style-name="Emphasis">Lines and Arrows</text:span> section of the Shapes deck on the Sidebar.</text:p>
        </text:list-item>
      </text:list>
      <text:list xml:id="list171538099666607" text:continue-list="list171537213239403" text:style-name="Numbering_20_1">
        <text:list-item>
          <text:p text:style-name="P12">Place the cursor at the point close to the object to position the start of the dimension line.</text:p>
        </text:list-item>
        <text:list-item>
          <text:p text:style-name="P12">Click and drag <text:span text:style-name="T15">the cursor </text:span>to draw the dimension line. As the dimension line is drawn, the dimension is displayed and automatically calculated.</text:p>
        </text:list-item>
        <text:list-item>
          <text:p text:style-name="P12">To change the measurement unit used for dimension lines, go to <text:span text:style-name="Strong_20_Emphasis">Tools &gt; Options &gt; LibreOffice Draw &gt; General</text:span> on the Menu bar.</text:p>
        </text:list-item>
        <text:list-item>
          <text:p text:style-name="P12">To change the display of a dimension line and its appearance, right-click on the dimension line and select <text:span text:style-name="Strong_20_Emphasis">Dimensions</text:span> <text:span text:style-name="T10">in</text:span> the context menu to open the Dimension Line dialog (Figure <text:sequence-ref text:reference-format="value" text:ref-name="refFigure2">2</text:sequence-ref>).</text:p>
        </text:list-item>
        <text:list-item>
          <text:p text:style-name="P12">Select the required options in <text:span text:style-name="Strong_20_Emphasis">Line</text:span> and <text:span text:style-name="Strong_20_Emphasis">Legend</text:span>, then click <text:span text:style-name="Strong_20_Emphasis">OK</text:span> to save the changes and close the Line Dimension dialog.</text:p>
        </text:list-item>
      </text:list>
      <text:p text:style-name="P1"><draw:frame draw:style-name="fr3" draw:name="Frame150" text:anchor-type="char" svg:y="0cm" svg:width="9.447cm" draw:z-index="0"><draw:text-box fo:min-height="8.551cm"><text:p text:style-name="Caption"><draw:frame draw:style-name="fr5" draw:name="Image153" text:anchor-type="paragraph" svg:x="0.171cm" svg:y="0cm" svg:width="7.329cm" svg:height="7.717cm" draw:z-index="1"><draw:image xlink:href="Pictures/100000010000015300000153875B1A91488BD820.png" xlink:type="simple" xlink:show="embed" xlink:actuate="onLoad" draw:mime-type="image/png"/></draw:frame>Figure <text:sequence text:ref-name="refFigure1" text:name="Figure" text:formula="ooow:Figure+1" style:num-format="1">1</text:sequence>: Example of dimension lines on an object</text:p></draw:text-box></draw:frame><text:soft-page-break/></text:p>
      <text:p text:style-name="P1"><draw:frame draw:style-name="fr2" draw:name="Frame151" text:anchor-type="char" svg:width="15.076cm" draw:z-index="2"><draw:text-box fo:min-height="13.416cm"><text:p text:style-name="Caption"><draw:frame draw:style-name="fr4" draw:name="Image154" text:anchor-type="paragraph" svg:width="16.168cm" style:rel-width="100%" svg:height="13.573cm" style:rel-height="scale" draw:z-index="3"><draw:image xlink:href="Pictures/1000000100000250000001F10D84F5498B94BF47.png" xlink:type="simple" xlink:show="embed" xlink:actuate="onLoad" draw:mime-type="image/png"/></draw:frame>Figure <text:sequence text:ref-name="refFigure2" text:name="Figure" text:formula="ooow:Figure+1" style:num-format="1">2</text:sequence>: Dimension Line dialog</text:p></draw:text-box></draw:frame></text:p>
      <text:p text:style-name="P1"><draw:frame draw:style-name="fr1" draw:name="Frame152" text:anchor-type="char" svg:width="10.964cm" draw:z-index="4"><draw:text-box fo:min-height="4.974cm"><text:p text:style-name="Caption"><draw:frame draw:style-name="fr4" draw:name="Image155" text:anchor-type="paragraph" svg:width="11.444cm" style:rel-width="100%" svg:height="4.725cm" style:rel-height="scale" draw:z-index="5"><draw:image xlink:href="Pictures/10000001000001A3000000ADB07AC6D0A670DDEC.png" xlink:type="simple" xlink:show="embed" xlink:actuate="onLoad" draw:mime-type="image/png"/></draw:frame>Figure <text:sequence text:ref-name="refFigure3" text:name="Figure" text:formula="ooow:Figure+1" style:num-format="1">3</text:sequence>: Curves and Polygons sub-toolbar</text:p></draw:text-box></draw:frame><text:soft-page-break/></text:p>
      <text:h text:style-name="P4" text:outline-level="3"><text:bookmark-start text:name="__RefHeading___Toc6900_3191708933"/>Curves<text:bookmark-end text:name="__RefHeading___Toc6900_3191708933"/></text:h>
      <text:list xml:id="list171538253143389" text:continue-list="list171538099666607" text:style-name="Numbering_20_1">
        <text:list-item text:start-value="1">
          <text:p text:style-name="P12">Use one of the following <text:span text:style-name="T8">methods</text:span> to start drawing a curve:</text:p>
        </text:list-item>
      </text:list>
      <text:list xml:id="list171538035333974" text:continue-list="list171536528123687" text:style-name="List_20_2">
        <text:list-item>
          <text:p text:style-name="P10">Click the small downward triangle ▼ on the right of the <text:span text:style-name="Strong_20_Emphasis">Curves and Polygons</text:span> tool on the Drawing toolbar and select the type of curve from the Curves and Polygons sub‑toolbar (Figure <text:sequence-ref text:reference-format="value" text:ref-name="refFigure3">3</text:sequence-ref>).</text:p>
        </text:list-item>
        <text:list-item>
          <text:p text:style-name="P10">Click on the type of curve required in the <text:span text:style-name="Emphasis">Curves and Polygons</text:span> section of the Shapes deck on the Sidebar.</text:p>
        </text:list-item>
      </text:list>
      <text:list xml:id="list171538069764238" text:continue-list="list171538253143389" text:style-name="Numbering_20_1">
        <text:list-item>
          <text:p text:style-name="P12">Click and hold the left mouse button to create the starting point of the curve, then drag from the starting point to draw a line. Release the mouse button and continue to drag the cursor to bend the line into a curve.</text:p>
        </text:list-item>
        <text:list-item>
          <text:p text:style-name="P12">Double-click to set the end point of the curve and fix the curve on the drawing. A filled curve automatically joins the last point to the first point, closing the curve and filling it with the selected fill color. A curve without fill will not be closed at the end of drawing the curve.</text:p>
        </text:list-item>
      </text:list>
      <text:list xml:id="list3550473058" text:style-name="Heading_20_Note">
        <text:list-item>
          <text:p text:style-name="P6">Note</text:p>
        </text:list-item>
      </text:list>
      <text:p text:style-name="P2">A single click fixes the curve to the drawing and allows <text:span text:style-name="T1">drawing of</text:span> straight lines from the end of the curve. Each single click allows <text:span text:style-name="T11">the </text:span>drawing <text:span text:style-name="T11">of </text:span>straight lines <text:span text:style-name="T11">to continue</text:span>. Double-click to end drawing a curve with straight lin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3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Note" style:display-name="Heading Note" style:family="paragraph" style:parent-style-name="Text_20_body" style:next-style-name="Text_20_Not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Regular" style:font-family-generic="swiss" style:font-pitch="variable" fo:font-weight="bold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Emphasis" style:family="text">
      <style:text-properties style:font-name="Liberation Sans3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10000002000000020EB1909417FFC15B5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1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5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7">
      <number:month number:style="long" number:textual="true"/>
      <number:text> </number:text>
      <number:year number:style="long"/>
    </number:date-style>
    <number:currency-style style:name="N119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19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21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bvx" number:country="CG">CFA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currency-symbol number:language="bvx" number:country="CG">CFA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0121" number:language="en" number:country="US" number:title="User-defined">
      <number:year number:style="long"/>
    </number:date-style>
    <number:date-style style:name="N10122" number:language="en" number:country="US">
      <number:month number:style="long" number:textual="true"/>
      <number:text> </number:text>
      <number:year number:style="long"/>
    </number:date-style>
    <number:date-style style:name="N20109" number:language="en" number:country="AU">
      <number:year number:style="long"/>
    </number:date-style>
    <number:date-style style:name="N30111" number:language="en" number:country="GB">
      <number:year number:style="long"/>
    </number:date-style>
    <number:date-style style:name="N40107" number:language="pt" number:country="B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7:11:43.119000000</meta:creation-date>
    <dc:date>2021-07-07T17:15:36.339000000</dc:date>
    <meta:editing-duration>PT1M18S</meta:editing-duration>
    <meta:editing-cycles>3</meta:editing-cycles>
    <meta:generator>LibreOfficeDev/7.3.0.0.alpha0$Windows_X86_64 LibreOffice_project/bd2f2273d83dcca43eb6b465308707efd45e7adf</meta:generator>
    <meta:document-statistic meta:table-count="0" meta:image-count="3" meta:object-count="0" meta:page-count="3" meta:paragraph-count="31" meta:word-count="709" meta:character-count="3838" meta:non-whitespace-character-count="3182"/>
  </office:meta>
</office:document-meta>
</file>